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esci faticosamente a uccidere il goblin, ma decidi che è troppo pericoloso continuare nella caverna. Ti medichi alla bell'e meglio e torni al bivio, svoltando verso le pianure.</text:p>
      <text:p text:style-name="Standard"/>
      <text:p text:style-name="Standard">Torna alla cartella pian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7$Win32 OpenOffice.org_project/417m1$Build-9800</meta:generator>
    <dc:date>2019-11-27T13:45:54.57</dc:date>
    <meta:document-statistic meta:table-count="0" meta:image-count="0" meta:object-count="0" meta:page-count="1" meta:paragraph-count="2" meta:word-count="32" meta:character-count="206"/>
    <dc:creator>Pietro Gomba</dc:creator>
    <meta:user-defined meta:name="Info 1"/>
    <meta:user-defined meta:name="Info 2"/>
    <meta:user-defined meta:name="Info 3"/>
    <meta:user-defined meta:name="Info 4"/>
  </office:meta>
</office:document-meta>
</file>